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4" style:family="paragraph" style:parent-style-name="Standard">
      <style:paragraph-properties fo:text-align="start" style:justify-single-word="false"/>
      <style:text-properties style:font-name="Liberation Sans Narrow"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fo:break-before="pag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6" style:family="paragraph" style:parent-style-name="Standard" style:list-style-name="L1">
      <style:paragraph-properties fo:text-align="start" style:justify-single-word="false"/>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P7" style:family="paragraph" style:parent-style-name="Standard" style:list-style-name="L2">
      <style:paragraph-properties fo:text-align="start" style:justify-single-word="false"/>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P8" style:family="paragraph" style:parent-style-name="Standard" style:list-style-name="L2">
      <style:paragraph-properties fo:text-align="start" style:justify-single-word="false"/>
      <style:text-properties style:font-name="Liberation Sans Narrow" fo:font-size="10.5pt" fo:font-style="normal" style:text-underline-style="none" fo:font-weight="bold" style:font-size-asian="10.5pt" style:font-style-asian="normal" style:font-weight-asian="bold" style:font-size-complex="10.5pt" style:font-style-complex="normal" style:font-weight-complex="bold"/>
    </style:style>
    <style:style style:name="P9" style:family="paragraph" style:parent-style-name="Standard">
      <style:paragraph-properties fo:text-align="start" style:justify-single-word="false"/>
      <style:text-properties style:font-name="Liberation Sans Narrow"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ans Narrow"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style:font-name="Liberation Sans Narrow"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Liberation Sans Narrow" fo:font-size="8pt" fo:font-style="normal" style:text-underline-style="none" fo:font-weight="normal" style:font-size-asian="8pt" style:font-style-asian="normal" style:font-weight-asian="normal" style:font-size-complex="8pt" style:font-style-complex="normal" style:font-weight-complex="normal"/>
    </style:style>
    <style:style style:name="P14" style:family="paragraph" style:parent-style-name="Standard" style:list-style-name="L2">
      <style:paragraph-properties fo:text-align="start" style:justify-single-word="false"/>
      <style:text-properties fo:font-size="10.5pt" style:font-size-asian="10.5pt" style:font-size-complex="10.5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Liberation Sans Narrow" fo:font-style="normal" style:text-underline-style="none" fo:font-weight="bold" style:font-style-asian="normal" style:font-weight-asian="bold" style:font-style-complex="normal" style:font-weight-complex="bold"/>
    </style:style>
    <style:style style:name="T3" style:family="text">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atures</text:p>
      <text:p text:style-name="P4"/>
      <text:list xml:id="list9017804521" text:style-name="L1">
        <text:list-item>
          <text:p text:style-name="P6">Specular mapping</text:p>
        </text:list-item>
        <text:list-item>
          <text:p text:style-name="P6">Normal mapping</text:p>
        </text:list-item>
        <text:list-item>
          <text:p text:style-name="P6">Parallax occlusion mapping with level of detail control</text:p>
        </text:list-item>
        <text:list-item>
          <text:p text:style-name="P6">Multiple lights, light types, and object material types</text:p>
        </text:list-item>
        <text:list-item>
          <text:p text:style-name="P6">Dynamic particle engine supporting multiple levels of differentiation across all attributes, over time</text:p>
        </text:list-item>
        <text:list-item>
          <text:p text:style-name="P6">Per-particle lighting</text:p>
        </text:list-item>
        <text:list-item>
          <text:p text:style-name="P6">Point sprite glow with defocusing when close to the viewer</text:p>
        </text:list-item>
        <text:list-item>
          <text:p text:style-name="P6">Simulated high-dynamic-range rendering biased by brightness of original colour</text:p>
        </text:list-item>
        <text:list-item>
          <text:p text:style-name="P6">Deferred rendering to achieve post-processing effects</text:p>
        </text:list-item>
        <text:list-item>
          <text:p text:style-name="P6">Bloom post-processing effect</text:p>
        </text:list-item>
        <text:list-item>
          <text:p text:style-name="P6">Motion-blur post-processing effect</text:p>
        </text:list-item>
        <text:list-item>
          <text:p text:style-name="P6">Multi-stage deferred rendering for stacking post-processing effects</text:p>
        </text:list-item>
      </text:list>
      <text:p text:style-name="P4"/>
      <text:p text:style-name="P4"/>
      <text:p text:style-name="P3">Description</text:p>
      <text:p text:style-name="P4"/>
      <text:p text:style-name="P10">All features outlined above are fully implemented to the extent that the effect is visible. Many optimisations could still be performed on some features, such as the multiple lights lighting system and the dynamic particle engine.</text:p>
      <text:p text:style-name="P4"/>
      <text:p text:style-name="P4"/>
      <text:p text:style-name="P3">Parallax Occlusion Mapping: Level of detail algorithm</text:p>
      <text:p text:style-name="P4"/>
      <text:p text:style-name="P10">I implemented the standard algorithm used in parallax occlusion mapping (POM). After encountering performance issues on older hardware, I investigated various methods of optimising the algorithm. I came up with a proof of concept algorithm for varying the maximum and minimum number of samples used in POM, based on the cubic function of the distance from the viewer to the tangent plane of the fragment. This is calculated simply by taking the length of the product of the fragment position and the surface normal.</text:p>
      <text:p text:style-name="P10"/>
      <text:p text:style-name="P10">Using a cubic function ensures that the increase in sample rate is low when viewed from further distances, and increases at an exponential rate as the viewer gets closer to the surface. The distance to the tangent plane is calculated rather than simply the distance to the fragment. This ensures that the sample rate will not be too low when viewed from sharp angles.</text:p>
      <text:p text:style-name="P10"/>
      <text:p text:style-name="P10">As of the proof of concept algorithm implemented in the project shader code, optimal samples and weight values have been computed through experimentation. The algorithm could be extended to calculate the optimal values for samples and weight without requiring experimentation, based on the scale of the height map. Additionally, this stage could be performed on the CPU at initialisation and uploaded to the GPU, or even calculated at height map generation.</text:p>
      <text:p text:style-name="P4"/>
      <text:p text:style-name="P5">Deferred Rendering Pipeline</text:p>
      <text:p text:style-name="P4"/>
      <text:p text:style-name="P10">The deferred rendering code used in the project is very much unoptimised and repetitive. An immediate improvement would be to create a pipeline to allow many rendering stages to be stacked, one after another, without duplicating large amounts of framebuffer and renderbuffer code.</text:p>
      <text:p text:style-name="P3"/>
      <text:p text:style-name="P3">User Guide</text:p>
      <text:p text:style-name="P4"/>
      <text:p text:style-name="P12">The controls available in the graphics demo are as follows.</text:p>
      <text:p text:style-name="P4"/>
      <text:list xml:id="list1862866457" text:style-name="L2">
        <text:list-item>
          <text:p text:style-name="P8">W</text:p>
          <text:list>
            <text:list-item>
              <text:p text:style-name="P7">move forward</text:p>
            </text:list-item>
          </text:list>
        </text:list-item>
        <text:list-item>
          <text:p text:style-name="P8">S</text:p>
          <text:list>
            <text:list-item>
              <text:p text:style-name="P7">move backwards</text:p>
            </text:list-item>
          </text:list>
        </text:list-item>
        <text:list-item>
          <text:p text:style-name="P8">A</text:p>
          <text:list>
            <text:list-item>
              <text:p text:style-name="P7">strafe left</text:p>
            </text:list-item>
          </text:list>
        </text:list-item>
        <text:list-item>
          <text:p text:style-name="P8">D</text:p>
          <text:list>
            <text:list-item>
              <text:p text:style-name="P7">strafe right</text:p>
            </text:list-item>
          </text:list>
        </text:list-item>
        <text:list-item>
          <text:p text:style-name="P8">Space</text:p>
          <text:list>
            <text:list-item>
              <text:p text:style-name="P7">move up</text:p>
            </text:list-item>
          </text:list>
        </text:list-item>
        <text:list-item>
          <text:p text:style-name="P8">C</text:p>
          <text:list>
            <text:list-item>
              <text:p text:style-name="P7">move down</text:p>
            </text:list-item>
          </text:list>
        </text:list-item>
        <text:list-item>
          <text:p text:style-name="P8">Up Arrow</text:p>
          <text:list>
            <text:list-item>
              <text:p text:style-name="P7">rotate camera up</text:p>
            </text:list-item>
          </text:list>
        </text:list-item>
        <text:list-item>
          <text:p text:style-name="P8">Down Arrow</text:p>
          <text:list>
            <text:list-item>
              <text:p text:style-name="P7">rotate camera down</text:p>
            </text:list-item>
          </text:list>
        </text:list-item>
        <text:list-item>
          <text:p text:style-name="P8">Left Arrow</text:p>
          <text:list>
            <text:list-item>
              <text:p text:style-name="P7">rotate camera left</text:p>
            </text:list-item>
          </text:list>
        </text:list-item>
        <text:list-item>
          <text:p text:style-name="P8">Right Arrow</text:p>
          <text:list>
            <text:list-item>
              <text:p text:style-name="P7">rotate camera right</text:p>
            </text:list-item>
          </text:list>
        </text:list-item>
        <text:list-item>
          <text:p text:style-name="P8">Q</text:p>
          <text:list>
            <text:list-item>
              <text:p text:style-name="P7">roll (tilt) camera left</text:p>
            </text:list-item>
          </text:list>
        </text:list-item>
        <text:list-item>
          <text:p text:style-name="P8">E</text:p>
          <text:list>
            <text:list-item>
              <text:p text:style-name="P7">roll (tilt) camera right</text:p>
            </text:list-item>
          </text:list>
        </text:list-item>
        <text:list-item>
          <text:p text:style-name="P14"><text:span text:style-name="T2">Num 2 </text:span>†</text:p>
          <text:list>
            <text:list-item>
              <text:p text:style-name="P7">toggle HDR shader effect [INITIALLY <text:span text:style-name="T4">OFF</text:span>]</text:p>
            </text:list-item>
          </text:list>
        </text:list-item>
        <text:list-item>
          <text:p text:style-name="P14"><text:span text:style-name="T2">Num 2 </text:span>†</text:p>
          <text:list>
            <text:list-item>
              <text:p text:style-name="P7">toggle bloom post-processing effect [INITIALLY <text:span text:style-name="T4">OFF</text:span>]</text:p>
            </text:list-item>
          </text:list>
        </text:list-item>
        <text:list-item>
          <text:p text:style-name="P14"><text:span text:style-name="T2">Num 3 </text:span>†</text:p>
          <text:list>
            <text:list-item>
              <text:p text:style-name="P7">toggle motion-blur post-processing effect [INITIALLY <text:span text:style-name="T4">OFF</text:span>]</text:p>
            </text:list-item>
          </text:list>
        </text:list-item>
        <text:list-item>
          <text:p text:style-name="P14"><text:span text:style-name="T2">Num 4 </text:span>†</text:p>
          <text:list>
            <text:list-item>
              <text:p text:style-name="P7">toggle creation of new particles [INITIALLY <text:span text:style-name="T4">ON</text:span>]</text:p>
            </text:list-item>
          </text:list>
        </text:list-item>
        <text:list-item>
          <text:p text:style-name="P14"><text:span text:style-name="T2">Num 5 </text:span>†</text:p>
          <text:list>
            <text:list-item>
              <text:p text:style-name="P7">toggle particle updates [INITIALLY <text:span text:style-name="T4">ON</text:span>]</text:p>
            </text:list-item>
          </text:list>
        </text:list-item>
      </text:list>
      <text:p text:style-name="P13">† num keys cannot be used on a num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dvanced Games Programming - Project Overview</text:p>
      </style:header>
      <style:footer>
        <text:p text:style-name="MP2">David Farrell</text:p>
        <text:p text:style-name="MP2">B002039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04:35:53</meta:creation-date>
    <dc:date>2013-12-06T13:47:58</dc:date>
    <meta:editing-duration>PT55M43S</meta:editing-duration>
    <meta:editing-cycles>18</meta:editing-cycles>
    <meta:generator>LibreOffice/3.5$Linux_X86_64 LibreOffice_project/350m1$Build-2</meta:generator>
    <meta:document-statistic meta:table-count="0" meta:image-count="0" meta:object-count="0" meta:page-count="2" meta:paragraph-count="61" meta:word-count="552" meta:character-count="3250" meta:non-whitespace-character-count="2805"/>
  </office:meta>
</office:document-meta>
</file>